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c0c0c0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fo:language="ru" fo:country="RU" style:font-size-asian="10pt" style:font-size-complex="10pt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298750016" text:id="ct298750016">
          <text:insertion>
            <office:change-info>
              <dc:creator>&lt;анонимный&gt;</dc:creator>
              <dc:date>2013-07-03T16:17:00</dc:date>
            </office:change-info>
          </text:insertion>
        </text:changed-region>
        <text:changed-region xml:id="ct262488160" text:id="ct262488160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62488264" text:id="ct262488264">
          <text:insertion>
            <office:change-info>
              <dc:creator>&lt;анонимный&gt;</dc:creator>
              <dc:date>2013-07-03T13:51:00</dc:date>
            </office:change-info>
          </text:insertion>
        </text:changed-region>
        <text:changed-region xml:id="ct262488368" text:id="ct262488368">
          <text:insertion>
            <office:change-info>
              <dc:creator>&lt;анонимный&gt;</dc:creator>
              <dc:date>2013-07-03T13:55:00</dc:date>
            </office:change-info>
          </text:insertion>
        </text:changed-region>
        <text:changed-region xml:id="ct262488472" text:id="ct262488472">
          <text:insertion>
            <office:change-info>
              <dc:creator>&lt;анонимный&gt;</dc:creator>
              <dc:date>2013-07-03T13:52:00</dc:date>
            </office:change-info>
          </text:insertion>
        </text:changed-region>
        <text:changed-region xml:id="ct262488576" text:id="ct262488576">
          <text:insertion>
            <office:change-info>
              <dc:creator>&lt;анонимный&gt;</dc:creator>
              <dc:date>2013-07-03T13:52:00</dc:date>
            </office:change-info>
          </text:insertion>
        </text:changed-region>
        <text:changed-region xml:id="ct262488680" text:id="ct262488680">
          <text:insertion>
            <office:change-info>
              <dc:creator>&lt;анонимный&gt;</dc:creator>
              <dc:date>2013-07-03T13:51:00</dc:date>
            </office:change-info>
          </text:insertion>
        </text:changed-region>
        <text:changed-region xml:id="ct262488784" text:id="ct262488784">
          <text:insertion>
            <office:change-info>
              <dc:creator>&lt;анонимный&gt;</dc:creator>
              <dc:date>2013-07-03T14:03:00</dc:date>
            </office:change-info>
          </text:insertion>
        </text:changed-region>
        <text:changed-region xml:id="ct262488888" text:id="ct262488888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262488992" text:id="ct262488992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262489096" text:id="ct262489096">
          <text:insertion>
            <office:change-info>
              <dc:creator>&lt;анонимный&gt;</dc:creator>
              <dc:date>2013-07-03T14:04:00</dc:date>
            </office:change-info>
          </text:insertion>
        </text:changed-region>
        <text:changed-region xml:id="ct262489200" text:id="ct262489200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99277296" text:id="ct299277296">
          <text:insertion>
            <office:change-info>
              <dc:creator>&lt;анонимный&gt;</dc:creator>
              <dc:date>2013-07-03T16:18:00</dc:date>
            </office:change-info>
          </text:insertion>
        </text:changed-region>
        <text:changed-region xml:id="ct262489304" text:id="ct262489304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62489408" text:id="ct262489408">
          <text:insertion>
            <office:change-info>
              <dc:creator>&lt;анонимный&gt;</dc:creator>
              <dc:date>2013-06-19T19:19:00</dc:date>
            </office:change-info>
          </text:insertion>
        </text:changed-region>
        <text:changed-region xml:id="ct262489512" text:id="ct262489512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  <text:changed-region xml:id="ct262489616" text:id="ct262489616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  <text:changed-region xml:id="ct262489720" text:id="ct262489720">
          <text:insertion>
            <office:change-info>
              <dc:creator>&lt;анонимный&gt;</dc:creator>
              <dc:date>2013-06-19T19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change-start text:change-id="ct298750016"/>getData('takenTissueJournal')<text:change-end text:change-id="ct298750016"/></text:p>
      <text:p text:style-name="P1"/>
      <text:p text:style-name="P3">РЕЗУЛЬТАТЫ ЛАБОРАТОРНОГО ИССЛЕДОВАНИЯ</text:p>
      <text:p text:style-name="P1"/>
      <text:p text:style-name="P9"><text:change-start text:change-id="ct262488160"/>getData('name')<text:change-end text:change-id="ct262488160"/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4">ФИО</text:span><text:span text:style-name="T5">: </text:span><text:change-start text:change-id="ct262488264"/><text:span text:style-name="T6">getData('</text:span><text:span text:style-name="T5">patientName</text:span><text:span text:style-name="T6">')</text:span><text:change-end text:change-id="ct262488264"/></text:p>
          </table:table-cell>
          <table:table-cell table:style-name="Таблица2.A1" office:value-type="string">
            <text:p text:style-name="P8"><text:span text:style-name="T1">Пол</text:span>: <text:change-start text:change-id="ct262488368"/><text:span text:style-name="T2">getData('patientSex')</text:span><text:change-end text:change-id="ct262488368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262488472"/><text:span text:style-name="T2">getData('patientBirthday')</text:span><text:change-end text:change-id="ct262488472"/><text:span text:style-name="T2"> ( </text:span><text:change-start text:change-id="ct262488576"/><text:span text:style-name="T2">getData('age')</text:span><text:change-end text:change-id="ct262488576"/><text:span text:style-name="T2"> )</text:span></text:p>
          </table:table-cell>
          <table:table-cell table:style-name="Таблица2.A1" office:value-type="string">
            <text:p text:style-name="P8"><text:span text:style-name="T1">№ ИБ</text:span>: <text:change-start text:change-id="ct262488680"/><text:span text:style-name="T2">getData('appealNumber')</text:span><text:change-end text:change-id="ct262488680"/></text:p>
          </table:table-cell>
        </table:table-row>
      </table:table>
      <text:p text:style-name="P2"><text:span text:style-name="T1">Полис</text:span>: <office:annotation><dc:creator>&lt;анонимный&gt;</dc:creator><dc:date>2013-07-03T14:02:09.97</dc:date><text:p text:style-name="P11"><text:span text:style-name="T8">do text for payment in data['payments']</text:span></text:p></office:annotation><text:change-start text:change-id="ct262488784"/><text:span text:style-name="T3">getData('policyType.name', payment)</text:span><text:change-end text:change-id="ct262488784"/><text:span text:style-name="T3">, </text:span><text:change-start text:change-id="ct262488888"/><text:span text:style-name="T7">getData('smo.name', payment)</text:span><text:change-end text:change-id="ct262488888"/><text:span text:style-name="T7"> </text:span><text:change-start text:change-id="ct262488992"/><text:span text:style-name="T7">getData('series', payment)</text:span><text:change-end text:change-id="ct262488992"/><text:span text:style-name="T7"> </text:span><text:change-start text:change-id="ct262489096"/><text:span text:style-name="T7">getData('number', payment)</text:span><text:change-end text:change-id="ct262489096"/></text:p>
      <text:p text:style-name="P2"><text:span text:style-name="T1">Отделение</text:span>: <text:change-start text:change-id="ct262489200"/><text:span text:style-name="T2">getData('department')</text:span><text:change-end text:change-id="ct262489200"/></text:p>
      <text:p text:style-name="P2"><text:span text:style-name="T1">Диагноз</text:span>: <text:change-start text:change-id="ct299277296"/><text:span text:style-name="T2">getData('mkb')</text:span><text:change-end text:change-id="ct299277296"/></text:p>
      <text:p text:style-name="P1"/>
      <text:p text:style-name="P2">Назначил: ____________________ / <text:change-start text:change-id="ct262489304"/><text:span text:style-name="T2">getData('assignDoctor')</text:span><text:change-end text:change-id="ct262489304"/></text:p>
      <text:p text:style-name="P1"/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Показатель</text:p>
          </table:table-cell>
          <table:table-cell table:style-name="Таблица1.A1" office:value-type="string">
            <text:p text:style-name="P4">Результат</text:p>
          </table:table-cell>
          <table:table-cell table:style-name="Таблица1.A1" office:value-type="string">
            <text:p text:style-name="P4">Ед. измер</text:p>
          </table:table-cell>
          <table:table-cell table:style-name="Таблица1.D1" office:value-type="string">
            <text:p text:style-name="P4">Норма</text:p>
          </table:table-cell>
        </table:table-row>
        <table:table-row>
          <table:table-cell table:style-name="Таблица1.A2" office:value-type="string">
            <text:p text:style-name="P5"><office:annotation><dc:creator>&lt;анонимный&gt;</dc:creator><dc:date>2013-06-19T19:19:22.98</dc:date><text:p text:style-name="P11"><text:span text:style-name="T9">do row for test in data['tests']</text:span></text:p></office:annotation><text:change-start text:change-id="ct262489408"/>getData('name', test)<text:change-end text:change-id="ct262489408"/></text:p>
          </table:table-cell>
          <table:table-cell table:style-name="Таблица1.A2" office:value-type="string">
            <text:p text:style-name="P5"><text:change-start text:change-id="ct262489512"/>getData('value', test)<text:change-end text:change-id="ct262489512"/></text:p>
          </table:table-cell>
          <table:table-cell table:style-name="Таблица1.A2" office:value-type="string">
            <text:p text:style-name="P5"><text:change-start text:change-id="ct262489616"/>getData('unit', test)<text:change-end text:change-id="ct262489616"/></text:p>
          </table:table-cell>
          <table:table-cell table:style-name="Таблица1.D2" office:value-type="string">
            <text:p text:style-name="P5"><text:change-start text:change-id="ct262489720"/>getData('norm', test)<text:change-end text:change-id="ct262489720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S</meta:editing-duration>
    <meta:editing-cycles>34</meta:editing-cycles>
    <meta:generator>OpenOffice.org/3.4.1$Win32 OpenOffice.org_project/341m1$Build-9593</meta:generator>
    <dc:date>2013-07-03T16:18:33.93</dc:date>
    <meta:document-statistic meta:table-count="2" meta:image-count="0" meta:object-count="0" meta:page-count="1" meta:paragraph-count="19" meta:word-count="51" meta:character-count="590"/>
    <meta:user-defined meta:name="Info 1"/>
    <meta:user-defined meta:name="Info 2"/>
    <meta:user-defined meta:name="Info 3"/>
    <meta:user-defined meta:name="Info 4"/>
  </office:meta>
</office:document-meta>
</file>